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0f256" officeooo:paragraph-rsid="0000f256"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20pt" fo:font-weight="bold" officeooo:rsid="0000f256" officeooo:paragraph-rsid="0000f256" style:font-size-asian="20pt" style:font-weight-asian="bold" style:font-size-complex="20pt" style:font-weight-complex="bold"/>
    </style:style>
    <style:style style:name="T1" style:family="text">
      <style:text-properties fo:font-weight="normal" style:font-weight-asian="normal" style:font-weight-complex="normal"/>
    </style:style>
    <style:style style:name="T2" style:family="text">
      <style:text-properties fo:font-size="16pt" fo:font-weight="normal" style:font-size-asian="16pt" style:font-weight-asian="normal" style:font-size-complex="16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SK 3 </text:p>
      <text:p text:style-name="P1">DOCUMENTATION</text:p>
      <text:p text:style-name="P1"/>
      <text:p text:style-name="P2"><text:span text:style-name="T2">In Task 3, I created a responsive admin dashboard layout using HTML, CSS, and Chart.js. The layout was structured using CSS Grid, with a fixed sidebar and a flexible main content area. The sidebar was made collapsible using a hidden checkbox toggle combined with the </text:span><text:span text:style-name="Source_20_Text"><text:span text:style-name="T2">transform: translateX()</text:span></text:span><text:span text:style-name="T2"> property, allowing it to slide in and out on smaller screens without JavaScript. The header inside the main area was styled with Flexbox to align the admin welcome text and optional icons. For data visualization, I used the Canvas API via Chart.js to display a responsive bar chart showing weekly site visits. The chart dynamically resized with </text:span><text:span text:style-name="Source_20_Text"><text:span text:style-name="T2">responsive: true</text:span></text:span><text:span text:style-name="T2"> and filled its container using </text:span><text:span text:style-name="Source_20_Text"><text:span text:style-name="T2">maintainAspectRatio: false</text:span></text:span><text:span text:style-name="T2">. A mobile-first approach was followed with media queries to progressively enhance the layout for larger scree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2T09:16:58.456580021</meta:creation-date>
    <dc:date>2025-06-22T09:19:14.572527411</dc:date>
    <meta:editing-duration>PT2M18S</meta:editing-duration>
    <meta:editing-cycles>1</meta:editing-cycles>
    <meta:document-statistic meta:table-count="0" meta:image-count="0" meta:object-count="0" meta:page-count="1" meta:paragraph-count="3" meta:word-count="132" meta:character-count="843" meta:non-whitespace-character-count="713"/>
    <meta:generator>LibreOffice/24.2.7.2$Linux_X86_64 LibreOffice_project/420$Build-2</meta:generator>
  </office:meta>
</office:document-meta>
</file>